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A305EC513768F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PT Sans Pro Demi" svg:font-family="'PT Sans Pro Demi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_20_gris_20_ardoise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officeooo:paragraph-rsid="001f9ee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463aed"/>
    </style:style>
    <style:style style:name="P3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color="#000000" loext:opacity="100%" style:font-name="Ubuntu" fo:font-size="24pt" fo:font-weight="bold" officeooo:rsid="0011efad" officeooo:paragraph-rsid="0039ddb1" fo:background-color="transparent" style:font-name-asian="Ubuntu1" style:font-size-asian="24pt" style:font-weight-asian="bold" style:font-name-complex="Ubuntu1" style:font-size-complex="24pt" style:font-weight-complex="bold"/>
    </style:style>
    <style:style style:name="P4" style:family="paragraph" style:parent-style-name="Default_20_gris_20_ardoise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fo:color="#394d48" loext:opacity="100%" style:font-name="Noto Sans" fo:font-size="12pt" fo:language="fr" fo:country="FR" fo:font-weight="bold" officeooo:paragraph-rsid="002c1e48" style:letter-kerning="false" style:font-name-asian="Calibri1" style:font-size-asian="12pt" style:language-asian="en" style:country-asian="US" style:font-weight-asian="bold" style:font-name-complex="Arial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style:page-number="1"/>
      <style:text-properties fo:color="#2a6099" loext:opacity="100%" style:font-name="Ubuntu" fo:font-size="12pt" fo:font-weight="bold" officeooo:rsid="0011efad" officeooo:paragraph-rsid="002a7581" fo:background-color="#ffff00" style:font-name-asian="Ubuntu1" style:font-size-asian="12pt" style:font-weight-asian="bold" style:font-name-complex="Ubuntu1" style:font-size-complex="12pt" style:font-weight-complex="bold"/>
    </style:style>
    <style:style style:name="P6" style:family="paragraph" style:parent-style-name="Standard" style:master-page-name="Standard">
      <style:paragraph-properties fo:margin-top="0cm" fo:margin-bottom="0cm" style:contextual-spacing="false" fo:line-height="100%" style:page-number="1"/>
      <style:text-properties officeooo:paragraph-rsid="00463ae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200%" fo:text-align="center" style:justify-single-word="false" fo:text-indent="0cm" style:auto-text-indent="false"/>
      <style:text-properties officeooo:paragraph-rsid="005840a4"/>
    </style:style>
    <style:style style:name="P8" style:family="paragraph" style:parent-style-name="Standard">
      <style:paragraph-properties fo:margin-top="0cm" fo:margin-bottom="0cm" style:contextual-spacing="false" fo:line-height="200%" fo:text-align="center" style:justify-single-word="false"/>
      <style:text-properties fo:color="#000000" loext:opacity="100%" fo:font-size="22pt" fo:font-weight="bold" officeooo:paragraph-rsid="00463aed" style:font-size-asian="22pt" style:font-weight-asian="bold" style:font-size-complex="22pt" style:font-weight-complex="bold"/>
    </style:style>
    <style:style style:name="T1" style:family="text">
      <style:text-properties fo:color="#2a6099" loext:opacity="100%" style:font-name="Ubuntu" fo:font-size="12pt" fo:font-weight="bold" officeooo:rsid="0011efad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2" style:family="text">
      <style:text-properties fo:color="#2a6099" loext:opacity="100%" style:font-name="Ubuntu" fo:font-size="12pt" fo:font-weight="bold" officeooo:rsid="0021f0ea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3" style:family="text">
      <style:text-properties style:font-name="Ubuntu" fo:font-size="12pt" fo:font-weight="bold" officeooo:rsid="0021f0ea" fo:background-color="transparent" loext:char-shading-value="0" style:font-name-asian="Ubuntu1" style:font-size-asian="12pt" style:font-weight-asian="bold" style:font-name-complex="Ubuntu1" style:font-size-complex="12pt" style:font-weight-complex="bold"/>
    </style:style>
    <style:style style:name="T4" style:family="text">
      <style:text-properties style:font-name="Ubuntu" fo:font-size="12pt" officeooo:rsid="0021f0ea" fo:background-color="transparent" loext:char-shading-value="0" style:font-name-asian="Ubuntu1" style:font-size-asian="12pt" style:font-name-complex="Ubuntu1" style:font-size-complex="12pt"/>
    </style:style>
    <style:style style:name="T5" style:family="text">
      <style:text-properties style:font-name="Ubuntu" officeooo:rsid="0021f0ea" fo:background-color="transparent" loext:char-shading-value="0" style:font-name-asian="Ubuntu1" style:font-name-complex="Ubuntu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49cm" fo:border="0.06pt solid #ffffff" draw:wrap-influence-on-position="once-concurrent" loext:allow-overlap="true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num adherent]" text:name="py3o.s.ref"/>
        <text:user-field-decl office:value-type="string" office:string-value="[num adherent]" text:name="py3o.ref"/>
        <text:user-field-decl office:value-type="string" office:string-value="[num adherent]" text:name="py3o.o.ref"/>
        <text:user-field-decl office:value-type="string" office:string-value="[num adherent]" text:name="py3o.obj.ref"/>
        <text:user-field-decl office:value-type="string" office:string-value="0" text:name="py3o.obj.membership_start_adhered"/>
        <text:user-field-decl office:value-type="string" office:string-value="0" text:name="py3o.obj.membership_current_year"/>
      </text:user-field-decls>
      <text:p text:style-name="P5"/>
      <text:p text:style-name="P1"><draw:frame draw:style-name="fr1" draw:name="Cadre1" text:anchor-type="paragraph" svg:x="19.89cm" svg:y="12.88cm" svg:width="6.918cm" svg:height="1.651cm" draw:z-index="1"><draw:text-box><text:p text:style-name="P6"><text:a xlink:type="simple" xlink:href="py3o://for=%22obj%20in%20objects%22" text:style-name="Internet_20_link" text:visited-style-name="Visited_20_Internet_20_Link"><text:span text:style-name="T2">for="obj in objects"</text:span></text:a></text:p><text:p text:style-name="P3"><text:user-field-get text:name="py3o.obj.ref">[num adherent]</text:user-field-get></text:p><text:p text:style-name="P2"><text:a xlink:type="simple" xlink:href="py3o:///for" text:style-name="Internet_20_link" text:visited-style-name="Visited_20_Internet_20_Link"><text:span text:style-name="T1">/for</text:span></text:a></text:p></draw:text-box></draw:frame><draw:frame draw:style-name="fr1" draw:name="Cadre2" text:anchor-type="paragraph" svg:x="22.119cm" svg:y="1.064cm" svg:width="3.265cm" svg:height="1.139cm" draw:z-index="2"><draw:text-box><text:p text:style-name="P6"><text:a xlink:type="simple" xlink:href="py3o://for=%22obj%20in%20objects%22" text:style-name="Internet_20_link" text:visited-style-name="Visited_20_Internet_20_Link"><text:span text:style-name="T2">for="obj in objects"</text:span></text:a></text:p><text:p text:style-name="P8"><text:span text:style-name="T5"><text:user-field-get text:name="py3o.obj.membership_current_year">0</text:user-field-get></text:span></text:p><text:p text:style-name="P7"><text:span text:style-name="T1"/></text:p><text:p text:style-name="P7"><text:a xlink:type="simple" xlink:href="py3o:///for" text:style-name="Internet_20_link" text:visited-style-name="Visited_20_Internet_20_Link"><text:span text:style-name="T1">/for</text:span></text:a></text:p></draw:text-box></draw:frame><draw:frame draw:style-name="fr2" draw:name="Image 1" text:anchor-type="as-char" svg:y="-0.333cm" svg:width="26.455cm" svg:height="15.873cm" draw:z-index="0"><draw:image xlink:href="Pictures/10000000000003E800000258A305EC513768FB63.png" xlink:type="simple" xlink:show="embed" xlink:actuate="onLoad" draw:mime-type="image/png"/><svg:desc>Une image contenant texte, affiche, arbre, ciel

Description générée automatiquement</svg:desc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 Thin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T Sans" svg:font-family="'PT Sans'" style:font-family-generic="roman" style:font-pitch="variable"/>
    <style:font-face style:name="PT Sans Pro Demi" svg:font-family="'PT Sans Pro Demi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" svg:font-family="Ubuntu" style:font-family-generic="roman" style:font-pitch="variable"/>
    <style:font-face style:name="Ubuntu1" svg:font-family="Ubuntu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top="0cm" fo:margin-bottom="0.212cm" style:contextual-spacing="false" fo:hyphenation-ladder-count="no-limit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ec7262" loext:opacity="100%" style:font-name="PT Sans Pro Demi" fo:font-family="'PT Sans Pro Demi'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fr" fo:country="FR" style:letter-kerning="tru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DE-SECTION-2" style:family="paragraph">
      <style:paragraph-properties fo:margin-top="0.3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2pt" fo:language="fr" fo:country="FR" fo:font-weight="bold" style:letter-kerning="true" style:font-name-asian="ＭＳ 明朝" style:font-family-asian="'ＭＳ 明朝'" style:font-family-generic-asian="system" style:font-pitch-asian="variable" style:font-size-asian="12pt" style:language-asian="fr" style:country-asian="FR" style:font-weight-asian="bold" style:font-name-complex="Verdana1" style:font-family-complex="Verdana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FDE-TEXTE" style:family="paragraph">
      <style:paragraph-properties fo:margin-top="0.25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Verdana" fo:font-family="Verdana" style:font-family-generic="roman" style:font-pitch="variable" fo:font-size="10pt" fo:language="fr" fo:country="FR" style:letter-kerning="true" style:font-name-asian="ＭＳ 明朝" style:font-family-asian="'ＭＳ 明朝'" style:font-family-generic-asian="system" style:font-pitch-asian="variable" style:font-size-asian="10pt" style:language-asian="fr" style:country-asian="FR" style:font-name-complex="Verdana1" style:font-family-complex="Verdan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" style:family="paragraph" style:parent-style-name="Standard" style:list-style-name="WWNum1" style:list-level="1">
      <style:paragraph-properties fo:margin-top="0cm" fo:margin-bottom="0cm" style:contextual-spacing="true"/>
      <style:text-properties fo:color="#3c3c3b" loext:opacity="100%" style:font-name="Helvetica Neue Thin" fo:font-family="'Helvetica Neue Thin'" style:font-family-generic="roman" style:font-pitch="variable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text-align="center" style:justify-single-word="false"/>
      <style:text-properties fo:color="#ec7262" loext:opacity="100%" style:font-name="PT Sans Pro Demi" fo:font-family="'PT Sans Pro Demi'" style:font-family-generic="roman" style:font-pitch="variable" fo:font-size="28pt" fo:letter-spacing="-0.018cm" fo:font-weight="bold" style:letter-kerning="true" style:font-name-asian="ＭＳ ゴシック" style:font-family-asian="'ＭＳ ゴシック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PT Sans" fo:font-family="'PT Sans'" style:font-family-generic="roman" style:font-pitch="variable" fo:font-weight="bold" style:font-weight-asian="bold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gris_20_ardoise" style:display-name="Default gris ardoise" style:family="paragraph" style:auto-update="true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Rouge_20_corail" style:display-name="Rouge corail" style:family="paragraph" style:parent-style-name="Standard" loext:linked-style-name="Rouge_20_corail_20_Car">
      <style:text-properties fo:color="#ec7262" loext:opacity="100%"/>
    </style:style>
    <style:style style:name="Gris_20_ardoise" style:display-name="Gris ardoise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fo:color="#394d48" loext:opacity="100%" style:font-name="Noto Sans" fo:font-family="'Noto Sans'" style:font-family-generic="roman" style:font-pitch="variable" fo:font-size="11pt" fo:language="fr" fo:country="FR" style:letter-kerning="tru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Vert_20_chaud" style:display-name="Vert chaud" style:family="paragraph" style:parent-style-name="Standard" style:next-style-name="Standard">
      <style:text-properties fo:color="#bdca67" loext:opacity="100%"/>
    </style:style>
    <style:style style:name="Vert_20_tendre" style:display-name="Vert tendre" style:family="paragraph" style:parent-style-name="Standard" style:next-style-name="Standard">
      <style:text-properties fo:color="#e1e375" loext:opacity="100%"/>
    </style:style>
    <style:style style:name="Bleu_20_vert" style:display-name="Bleu vert" style:family="paragraph" style:parent-style-name="Standard" style:next-style-name="Standard">
      <style:text-properties fo:color="#aad8ce" loext:opacity="100%"/>
    </style:style>
    <style:style style:name="Gris_20_bleuté" style:display-name="Gris bleuté" style:family="paragraph" style:parent-style-name="Standard" style:next-style-name="Standard">
      <style:text-properties fo:color="#e4eeea" loext:opacity="100%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olice_20_par_20_défaut1" style:display-name="Police par défaut1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Corps_20_de_20_texte_20_Car" style:display-name="Corps de texte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ar" style:country-asian="SA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re_20_1_20_Car" style:display-name="Titre 1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28pt" fo:letter-spacing="-0.018cm" fo:font-weight="bold" style:letter-kerning="true" style:font-name-asian="ＭＳ ゴシック" style:font-family-asian="'ＭＳ ゴシック'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Titre_20_2_20_Car" style:display-name="Titre 2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3_20_Car" style:display-name="Titre 3 Car" style:family="text" style:parent-style-name="Default_20_Paragraph_20_Font">
      <style:text-properties fo:color="#ec7262" loext:opacity="100%" style:font-name="PT Sans Pro Demi" fo:font-family="'PT Sans Pro Demi'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Rouge_20_corail_20_Car" style:display-name="Rouge corail Car" style:family="text" style:parent-style-name="Default_20_Paragraph_20_Font" loext:linked-style-name="Rouge_20_corail">
      <style:text-properties fo:color="#ec7262" loext:opacity="100%" style:font-name="Noto Sans" fo:font-family="'Noto Sans'" style:font-family-generic="roman" style:font-pitch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à_20_puce" style:display-name="Liste à puce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107" number:language="fr" number:country="F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34:00</meta:creation-date>
    <meta:initial-creator>Yannick</meta:initial-creator>
    <dc:language>fr-FR</dc:language>
    <meta:print-date>2015-07-20T15:51:00</meta:print-date>
    <dc:date>2024-02-15T15:32:31.097822214</dc:date>
    <meta:editing-cycles>58</meta:editing-cycles>
    <meta:editing-duration>PT8H26M21S</meta:editing-duration>
    <meta:generator>LibreOffice/7.3.7.2$Linux_X86_64 LibreOffice_project/30$Build-2</meta:generator>
    <meta:document-statistic meta:table-count="0" meta:image-count="1" meta:object-count="0" meta:page-count="1" meta:paragraph-count="7" meta:word-count="11" meta:character-count="63" meta:non-whitespace-character-count="58"/>
    <meta:user-defined meta:name="AppVersion">15.0000</meta:user-defined>
    <meta:template xlink:type="simple" xlink:actuate="onRequest" xlink:title="Normal.dotm" xlink:href=""/>
  </office:meta>
</office:document-meta>
</file>